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8a06" officeooo:paragraph-rsid="00198a06"/>
    </style:style>
    <style:style style:name="P2" style:family="paragraph" style:parent-style-name="Standard">
      <style:text-properties officeooo:rsid="0019b396" officeooo:paragraph-rsid="0019b396"/>
    </style:style>
    <style:style style:name="P3" style:family="paragraph" style:parent-style-name="Standard">
      <style:text-properties style:font-name="FreeMono" fo:font-size="10.5pt" officeooo:rsid="001ac9da" officeooo:paragraph-rsid="001ac9da" style:font-size-asian="10.5pt" style:font-size-complex="10.5pt"/>
    </style:style>
    <style:style style:name="P4" style:family="paragraph" style:parent-style-name="Standard">
      <style:text-properties style:font-name="FreeMono" fo:font-size="10.5pt" officeooo:rsid="001ac9da" officeooo:paragraph-rsid="001e03ff" style:font-size-asian="10.5pt" style:font-size-complex="10.5pt"/>
    </style:style>
    <style:style style:name="P5" style:family="paragraph" style:parent-style-name="Standard">
      <style:text-properties style:font-name="FreeMono" fo:font-size="10.5pt" officeooo:rsid="001ac9da" officeooo:paragraph-rsid="0020415d" style:font-size-asian="10.5pt" style:font-size-complex="10.5pt"/>
    </style:style>
    <style:style style:name="P6" style:family="paragraph" style:parent-style-name="Standard">
      <style:text-properties style:font-name="FreeMono" fo:font-size="10.5pt" officeooo:rsid="001ac9da" officeooo:paragraph-rsid="0022003e" style:font-size-asian="10.5pt" style:font-size-complex="10.5pt"/>
    </style:style>
    <style:style style:name="P7" style:family="paragraph" style:parent-style-name="Standard">
      <style:text-properties style:font-name="FreeMono" fo:font-size="10.5pt" officeooo:rsid="001ac9da" officeooo:paragraph-rsid="0024669a" style:font-size-asian="10.5pt" style:font-size-complex="10.5pt"/>
    </style:style>
    <style:style style:name="P8" style:family="paragraph" style:parent-style-name="Standard">
      <style:text-properties style:font-name="FreeMono" fo:font-size="10.5pt" officeooo:rsid="001ac9da" officeooo:paragraph-rsid="0027face" style:font-size-asian="10.5pt" style:font-size-complex="10.5pt"/>
    </style:style>
    <style:style style:name="P9" style:family="paragraph" style:parent-style-name="Standard">
      <style:text-properties style:font-name="FreeMono" fo:font-size="10.5pt" officeooo:rsid="002aa384" officeooo:paragraph-rsid="002c01b0" style:font-size-asian="10.5pt" style:font-size-complex="10.5pt"/>
    </style:style>
    <style:style style:name="P10" style:family="paragraph" style:parent-style-name="Standard">
      <style:text-properties style:font-name="FreeMono" fo:font-size="10.5pt" officeooo:rsid="002d493d" officeooo:paragraph-rsid="002d493d" style:font-size-asian="10.5pt" style:font-size-complex="10.5pt"/>
    </style:style>
    <style:style style:name="P11" style:family="paragraph" style:parent-style-name="Standard">
      <style:text-properties style:font-name="FreeMono" fo:font-size="10.5pt" officeooo:rsid="002d493d" officeooo:paragraph-rsid="002d64d9" style:font-size-asian="10.5pt" style:font-size-complex="10.5pt"/>
    </style:style>
    <style:style style:name="P12" style:family="paragraph" style:parent-style-name="Standard">
      <style:text-properties style:font-name="FreeMono" fo:font-size="10.5pt" officeooo:rsid="002d64d9" officeooo:paragraph-rsid="002d64d9" style:font-size-asian="10.5pt" style:font-size-complex="10.5pt"/>
    </style:style>
    <style:style style:name="P13" style:family="paragraph" style:parent-style-name="Standard">
      <style:text-properties style:font-name="FreeMono" fo:font-size="10.5pt" officeooo:rsid="002de771" officeooo:paragraph-rsid="002de771" style:font-size-asian="10.5pt" style:font-size-complex="10.5pt"/>
    </style:style>
    <style:style style:name="P14" style:family="paragraph" style:parent-style-name="Standard">
      <style:text-properties style:font-name="FreeMono" fo:font-size="10.5pt" officeooo:rsid="002ea9d6" officeooo:paragraph-rsid="002ea9d6" style:font-size-asian="10.5pt" style:font-size-complex="10.5pt"/>
    </style:style>
    <style:style style:name="P15" style:family="paragraph" style:parent-style-name="Standard">
      <style:text-properties style:font-name="FreeMono" fo:font-size="10.5pt" officeooo:rsid="00323c29" officeooo:paragraph-rsid="00323c29" style:font-size-asian="10.5pt" style:font-size-complex="10.5pt"/>
    </style:style>
    <style:style style:name="P16" style:family="paragraph" style:parent-style-name="Standard">
      <style:text-properties style:font-name="FreeMono" fo:font-size="10.5pt" fo:font-weight="bold" officeooo:rsid="002ea9d6" officeooo:paragraph-rsid="002ea9d6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FreeMono" fo:font-size="8pt" officeooo:rsid="0019b396" officeooo:paragraph-rsid="0019b396" style:font-size-asian="8pt" style:font-size-complex="8pt"/>
    </style:style>
    <style:style style:name="P18" style:family="paragraph" style:parent-style-name="Standard">
      <style:text-properties style:font-name="Liberation Sans" fo:font-size="10.5pt" officeooo:rsid="0024669a" officeooo:paragraph-rsid="0024669a" style:font-size-asian="10.5pt" style:font-size-complex="10.5pt"/>
    </style:style>
    <style:style style:name="P19" style:family="paragraph" style:parent-style-name="Standard">
      <style:text-properties style:font-name="Abyssinica SIL" officeooo:rsid="00198a06" officeooo:paragraph-rsid="00198a06"/>
    </style:style>
    <style:style style:name="P20" style:family="paragraph" style:parent-style-name="Standard">
      <style:text-properties style:font-name="Abyssinica SIL" fo:font-size="12pt" officeooo:rsid="0024669a" officeooo:paragraph-rsid="0024669a" style:font-size-asian="12pt" style:font-size-complex="12pt"/>
    </style:style>
    <style:style style:name="P21" style:family="paragraph" style:parent-style-name="Standard">
      <style:text-properties style:font-name="Abyssinica SIL" fo:font-size="12pt" officeooo:rsid="0024669a" officeooo:paragraph-rsid="0026b324" style:font-size-asian="12pt" style:font-size-complex="12pt"/>
    </style:style>
    <style:style style:name="P22" style:family="paragraph" style:parent-style-name="Standard">
      <style:text-properties style:font-name="Abyssinica SIL" fo:font-size="12pt" officeooo:rsid="0024669a" officeooo:paragraph-rsid="002aa384" style:font-size-asian="12pt" style:font-size-complex="12pt"/>
    </style:style>
    <style:style style:name="P23" style:family="paragraph" style:parent-style-name="Standard">
      <style:text-properties style:font-name="Abyssinica SIL" fo:font-size="12pt" officeooo:rsid="0024669a" officeooo:paragraph-rsid="002c01b0" style:font-size-asian="12pt" style:font-size-complex="12pt"/>
    </style:style>
    <style:style style:name="P24" style:family="paragraph" style:parent-style-name="Standard">
      <style:text-properties officeooo:rsid="001ac9da" officeooo:paragraph-rsid="001ac9da"/>
    </style:style>
    <style:style style:name="P25" style:family="paragraph" style:parent-style-name="Standard">
      <style:text-properties officeooo:rsid="001ac9da" officeooo:paragraph-rsid="0035e05b"/>
    </style:style>
    <style:style style:name="P26" style:family="paragraph" style:parent-style-name="Standard">
      <style:text-properties officeooo:rsid="0024e676" officeooo:paragraph-rsid="0024e676"/>
    </style:style>
    <style:style style:name="P27" style:family="paragraph" style:parent-style-name="Standard">
      <style:text-properties officeooo:rsid="0024e676" officeooo:paragraph-rsid="0026b324"/>
    </style:style>
    <style:style style:name="P28" style:family="paragraph" style:parent-style-name="Standard">
      <style:text-properties officeooo:rsid="0024e676" officeooo:paragraph-rsid="002aa384"/>
    </style:style>
    <style:style style:name="P29" style:family="paragraph" style:parent-style-name="Standard">
      <style:text-properties officeooo:rsid="0024e676" officeooo:paragraph-rsid="002c01b0"/>
    </style:style>
    <style:style style:name="P30" style:family="paragraph" style:parent-style-name="Standard">
      <style:text-properties officeooo:paragraph-rsid="0024e676"/>
    </style:style>
    <style:style style:name="P31" style:family="paragraph" style:parent-style-name="Standard">
      <style:text-properties officeooo:paragraph-rsid="0026b324"/>
    </style:style>
    <style:style style:name="P32" style:family="paragraph" style:parent-style-name="Standard">
      <style:text-properties officeooo:rsid="002aa384" officeooo:paragraph-rsid="002aa384"/>
    </style:style>
    <style:style style:name="P3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24669a" officeooo:paragraph-rsid="002aa384" style:font-size-asian="12pt" style:font-size-complex="12pt"/>
    </style:style>
    <style:style style:name="P34" style:family="paragraph" style:parent-style-name="Standard">
      <style:text-properties officeooo:rsid="0035e05b" officeooo:paragraph-rsid="0035e05b"/>
    </style:style>
    <style:style style:name="P35" style:family="paragraph" style:parent-style-name="Standard">
      <style:paragraph-properties fo:break-before="page"/>
      <style:text-properties officeooo:rsid="0019b396" officeooo:paragraph-rsid="0019b396"/>
    </style:style>
    <style:style style:name="P36" style:family="paragraph" style:parent-style-name="Standard">
      <style:paragraph-properties fo:break-before="page"/>
      <style:text-properties style:font-name="Abyssinica SIL" fo:font-size="12pt" officeooo:rsid="0024669a" officeooo:paragraph-rsid="0026b324" style:font-size-asian="12pt" style:font-size-complex="12pt"/>
    </style:style>
    <style:style style:name="P37" style:family="paragraph" style:parent-style-name="Standard">
      <style:paragraph-properties fo:break-before="page"/>
      <style:text-properties style:font-name="Abyssinica SIL" fo:font-size="12pt" officeooo:rsid="0024669a" officeooo:paragraph-rsid="002c01b0" style:font-size-asian="12pt" style:font-size-complex="12pt"/>
    </style:style>
    <style:style style:name="P38" style:family="paragraph" style:parent-style-name="Standard">
      <style:paragraph-properties fo:break-before="page"/>
      <style:text-properties style:font-name="FreeMono" fo:font-size="10.5pt" officeooo:rsid="002d493d" officeooo:paragraph-rsid="002d493d" style:font-size-asian="10.5pt" style:font-size-complex="10.5pt"/>
    </style:style>
    <style:style style:name="P39" style:family="paragraph" style:parent-style-name="Text_20_body">
      <style:text-properties officeooo:rsid="0034b36c" officeooo:paragraph-rsid="0034b36c"/>
    </style:style>
    <style:style style:name="P40" style:family="paragraph" style:parent-style-name="Standard">
      <style:text-properties style:font-name="Abyssinica SIL" fo:font-size="12pt" officeooo:rsid="0024669a" officeooo:paragraph-rsid="0024669a" style:font-size-asian="12pt" style:font-size-complex="12pt"/>
    </style:style>
    <style:style style:name="T1" style:family="text">
      <style:text-properties officeooo:rsid="001c16aa"/>
    </style:style>
    <style:style style:name="T2" style:family="text">
      <style:text-properties officeooo:rsid="0020415d"/>
    </style:style>
    <style:style style:name="T3" style:family="text">
      <style:text-properties officeooo:rsid="0022003e"/>
    </style:style>
    <style:style style:name="T4" style:family="text">
      <style:text-properties officeooo:rsid="0024669a"/>
    </style:style>
    <style:style style:name="T5" style:family="text">
      <style:text-properties officeooo:rsid="0024e676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officeooo:rsid="0026b324"/>
    </style:style>
    <style:style style:name="T8" style:family="text">
      <style:text-properties officeooo:rsid="002aa384"/>
    </style:style>
    <style:style style:name="T9" style:family="text">
      <style:text-properties officeooo:rsid="002d64d9"/>
    </style:style>
    <style:style style:name="T10" style:family="text">
      <style:text-properties officeooo:rsid="002db1f8"/>
    </style:style>
    <style:style style:name="T11" style:family="text">
      <style:text-properties officeooo:rsid="0030918a"/>
    </style:style>
    <style:style style:name="T12" style:family="text">
      <style:text-properties officeooo:rsid="0035e0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alisi applicazione</text:p>
      <text:p text:style-name="P1"/>
      <text:p text:style-name="P2">Chiamate callout</text:p>
      <text:p text:style-name="P2"/>
      <text:p text:style-name="P24">Richieste di stato <text:span text:style-name="T12">(per sito esterno)</text:span>:</text:p>
      <text:p text:style-name="P24"><text:a xlink:type="simple" xlink:href="http://IP_ADDRESS/iot/getStato.php?req_Type=01&amp;id_req=XX" text:style-name="Internet_20_link" text:visited-style-name="Visited_20_Internet_20_Link">http://IP_ADDRESS/iot/getStato.php?req_Type=01&amp;id_req=XX</text:a></text:p>
      <text:p text:style-name="P24"/>
      <text:p text:style-name="P34">dove:</text:p>
      <text:p text:style-name="P34">IP_ADDRESS=”www.habita3th.eu”</text:p>
      <text:p text:style-name="P34">Type=01</text:p>
      <text:p text:style-name="P34">id_req=01 [STOVE] | 02 [FAN]</text:p>
      <text:p text:style-name="P34"/>
      <text:p text:style-name="P34"><text:bookmark-start text:name="__DdeLink__766_2519541475"/><text:a xlink:type="simple" xlink:href="http://www.habita3th.eu/iot/getStato.php?req_Type=01&amp;id_req=01" text:style-name="Internet_20_link" text:visited-style-name="Visited_20_Internet_20_Link">http://www.habita3th.eu/iot/getStato.php?req_Type=01&amp;id_req=01</text:a></text:p>
      <text:p text:style-name="P25">01|1|STOVE|0|1|22|25||||2019-02-08 23:57:17</text:p>
      <text:p text:style-name="P25"/>
      <text:p text:style-name="P25"><text:a xlink:type="simple" xlink:href="http://www.habita3th.eu/iot/getStato.php?req_Type=01&amp;id_req=02" text:style-name="Internet_20_link" text:visited-style-name="Visited_20_Internet_20_Link">http://www.habita3th.eu/iot/getStato.php?req_Type=01&amp;id_req=02</text:a></text:p>
      <text:p text:style-name="P25">01|2|FAN|0||||1|82|60|2019-02-08 23:57:17<text:bookmark-end text:name="__DdeLink__766_2519541475"/></text:p>
      <text:p text:style-name="P24"/>
      <text:p text:style-name="P24"/>
      <text:p text:style-name="P24"/>
      <text:p text:style-name="P24"/>
      <text:p text:style-name="P26">per Stufa: <text:a xlink:type="simple" xlink:href="http://localhost/iot/getStato.php?id_req=01" text:style-name="Internet_20_link" text:visited-style-name="Visited_20_Internet_20_Link">http://localhost/iot/getStato.php?id_req=01</text:a></text:p>
      <text:p text:style-name="P30"><text:span text:style-name="T5">output: </text:span><text:span text:style-name="T6">1|STOVE|0|0||2019-02-05 17:00:25</text:span></text:p>
      <text:p text:style-name="P26"/>
      <text:p text:style-name="P26">per Ventola: <text:a xlink:type="simple" xlink:href="http://localhost/iot/getStato.php?id_req=01" text:style-name="Internet_20_link" text:visited-style-name="Visited_20_Internet_20_Link">http://localhost/iot/getStato.php?id_req=0</text:a>2</text:p>
      <text:p text:style-name="P30"><text:span text:style-name="T5">output: <text:s/></text:span><text:span text:style-name="T6">2|FAN|0||90|2019-02-05 17:01:46</text:span></text:p>
      <text:p text:style-name="P3"/>
      <text:p text:style-name="P3">getStato.php</text:p>
      <text:p text:style-name="P3"/>
      <text:p text:style-name="P3">&lt;?php</text:p>
      <text:p text:style-name="P3"/>
      <text:p text:style-name="P3">$id_req=$_GET['id_req'];</text:p>
      <text:p text:style-name="P3"/>
      <text:p text:style-name="P3">$DB_HOST="localhost:3306";</text:p>
      <text:p text:style-name="P3">$DB_USER="root";</text:p>
      <text:p text:style-name="P3">$DB_PSW="root";</text:p>
      <text:p text:style-name="P3">$DB_NAME="iot";</text:p>
      <text:p text:style-name="P3"/>
      <text:p text:style-name="P3">//echo "$DB_HOST - $DB_USER - $DB_PSW - $DB_NAME &lt;br&gt;";</text:p>
      <text:p text:style-name="P3">//echo "Connessione a database attraverso mysql - &lt;br&gt;";</text:p>
      <text:p text:style-name="P3"/>
      <text:p text:style-name="P3">$link=mysqli_connect($DB_HOST, $DB_USER, $DB_PSW, $DB_NAME);</text:p>
      <text:p text:style-name="P3"/>
      <text:p text:style-name="P3">if (!$link) {</text:p>
      <text:p text:style-name="P3"><text:s text:c="4"/>echo "Could not connect to mysql";</text:p>
      <text:p text:style-name="P3"><text:s text:c="4"/>exit;</text:p>
      <text:p text:style-name="P3">}</text:p>
      <text:p text:style-name="P3"/>
      <text:p text:style-name="P5">//echo "Richiesta dello stato della <text:span text:style-name="T1">stufa</text:span> - &lt;br&gt;";</text:p>
      <text:p text:style-name="P3">if($id_req == '01') {</text:p>
      <text:p text:style-name="P4"><text:tab/>$sql = "SELECT * FROM STATO_APP WHERE APP='<text:span text:style-name="T1">STOVE</text:span>';";</text:p>
      <text:p text:style-name="P3">}</text:p>
      <text:p text:style-name="P3"/>
      <text:p text:style-name="P5">//echo "Richiesta dello stato della <text:span text:style-name="T1">ventola</text:span> - &lt;br&gt;";</text:p>
      <text:p text:style-name="P3">if($id_req == '02') {</text:p>
      <text:p text:style-name="P4"><text:soft-page-break/><text:tab/>$sql = "SELECT * FROM STATO_APP WHERE APP='<text:span text:style-name="T1">FAN</text:span>';";</text:p>
      <text:p text:style-name="P3">}</text:p>
      <text:p text:style-name="P3"/>
      <text:p text:style-name="P3"/>
      <text:p text:style-name="P3">$result = mysqli_query($link, $sql);</text:p>
      <text:p text:style-name="P3"/>
      <text:p text:style-name="P3">if (!$result) {</text:p>
      <text:p text:style-name="P3"><text:s text:c="4"/>echo "DB Error, could not query the database - &lt;br&gt;";</text:p>
      <text:p text:style-name="P3"><text:s text:c="4"/>echo 'MySQL Error: ' . mysqli_error($link);</text:p>
      <text:p text:style-name="P3"><text:s text:c="4"/>exit;</text:p>
      <text:p text:style-name="P3">}</text:p>
      <text:p text:style-name="P3"/>
      <text:p text:style-name="P3">//echo "Trovati valori- &lt;br&gt;";</text:p>
      <text:p text:style-name="P3">while ($row = mysqli_fetch_assoc($result)) {</text:p>
      <text:p text:style-name="P6"><text:s text:c="4"/>echo $row['<text:span text:style-name="T2">ID</text:span>'] . ‘<text:span text:style-name="T2">|’</text:span> . $row['<text:span text:style-name="T2">APP</text:span>'] . ‘<text:span text:style-name="T2">|’</text:span> . $row['STATO'] . ‘<text:span text:style-name="T2">|’</text:span> . $row['<text:span text:style-name="T3">TEMP</text:span>'] . ‘<text:span text:style-name="T2">|’</text:span> . $row['<text:span text:style-name="T3">HUMY</text:span>'] . ’<text:span text:style-name="T2">|’</text:span> . $row['<text:span text:style-name="T3">TIMESTAMP</text:span>'];</text:p>
      <text:p text:style-name="P3">}</text:p>
      <text:p text:style-name="P3"/>
      <text:p text:style-name="P3">mysql_free_result($result);</text:p>
      <text:p text:style-name="P3">?&gt;</text:p>
      <text:p text:style-name="P2"/>
      <text:p text:style-name="P20">Settaggi di stato:</text:p>
      <text:p text:style-name="P20"/>
      <text:p text:style-name="P20">I Settaggi di stato vanno in UPDATE</text:p>
      <text:p text:style-name="P20"/>
      <text:p text:style-name="P27">per Stufa <text:span text:style-name="T7">stato 0</text:span>: <text:a xlink:type="simple" xlink:href="http://localhost/iot/getStato.php?id_req=01" text:style-name="Internet_20_link" text:visited-style-name="Visited_20_Internet_20_Link">http://localhost/iot/</text:a><text:a xlink:type="simple" xlink:href="http://localhost/iot/getStato.php?id_req=01" text:style-name="Internet_20_link" text:visited-style-name="Visited_20_Internet_20_Link"><text:span text:style-name="T7">set</text:span></text:a><text:a xlink:type="simple" xlink:href="http://localhost/iot/getStato.php?id_req=01" text:style-name="Internet_20_link" text:visited-style-name="Visited_20_Internet_20_Link">Stato.php?id_req=</text:a><text:span text:style-name="T7">00</text:span></text:p>
      <text:p text:style-name="P31"><text:span text:style-name="T5">output: </text:span><text:span text:style-name="T6">1|STOVE|0|0||2019-02-05 17:00:25</text:span></text:p>
      <text:p text:style-name="P27"/>
      <text:p text:style-name="P27">per Ventola: <text:a xlink:type="simple" xlink:href="http://localhost/iot/getStato.php?id_req=01" text:style-name="Internet_20_link" text:visited-style-name="Visited_20_Internet_20_Link">http://localhost/iot/getStato.php?id_req=0</text:a>2</text:p>
      <text:p text:style-name="P21"><text:span text:style-name="T5">output: <text:s/></text:span><text:span text:style-name="T6">2|FAN|0||90|2019-02-05 17:01:46</text:span></text:p>
      <text:p text:style-name="P18"/>
      <text:p text:style-name="P7"><text:span text:style-name="T4">set</text:span>Stato.php</text:p>
      <text:p text:style-name="P7"/>
      <text:p text:style-name="P7"/>
      <text:p text:style-name="P7">&lt;?php</text:p>
      <text:p text:style-name="P7"/>
      <text:p text:style-name="P7"/>
      <text:p text:style-name="P7">$id_req=$_GET['id_req'];</text:p>
      <text:p text:style-name="P7"/>
      <text:p text:style-name="P7">$DB_HOST="localhost:3306";</text:p>
      <text:p text:style-name="P7">$DB_USER="root";</text:p>
      <text:p text:style-name="P7">$DB_PSW="root";</text:p>
      <text:p text:style-name="P7">$DB_NAME="iot";</text:p>
      <text:p text:style-name="P7"/>
      <text:p text:style-name="P7">//echo "Connessione a database attraverso mysql - &lt;br&gt;";</text:p>
      <text:p text:style-name="P7"/>
      <text:p text:style-name="P7">$link=mysqli_connect($DB_HOST, $DB_USER, $DB_PSW, $DB_NAME);</text:p>
      <text:p text:style-name="P7"/>
      <text:p text:style-name="P7">if (!$link) {</text:p>
      <text:p text:style-name="P7"><text:s text:c="4"/>echo "Could not connect to mysql";</text:p>
      <text:p text:style-name="P7"><text:s text:c="4"/>exit;</text:p>
      <text:p text:style-name="P7">}</text:p>
      <text:p text:style-name="P7"/>
      <text:p text:style-name="P7"/>
      <text:p text:style-name="P7">//echo 'Preparazione della query - &lt;br&gt;';</text:p>
      <text:p text:style-name="P7"/>
      <text:p text:style-name="P7">//<text:span text:style-name="T4">Setta la Stufa in stato OFF</text:span></text:p>
      <text:p text:style-name="P7">if($id_req == '<text:span text:style-name="T4">00</text:span>') {</text:p>
      <text:p text:style-name="P7"><text:tab/>$sql = "UPDATE STATO_APP SET STATO = 0 WHERE APP='<text:span text:style-name="T4">STOVE</text:span>';";</text:p>
      <text:p text:style-name="P7">}</text:p>
      <text:p text:style-name="P7"><text:soft-page-break/>//<text:span text:style-name="T4">Setta la Stufa in stato ON</text:span></text:p>
      <text:p text:style-name="P7">if($id_req == '<text:span text:style-name="T4">0</text:span>1') {</text:p>
      <text:p text:style-name="P7"><text:tab/>$sql = "UPDATE STATO_APP SET STATO = 1 WHERE APP='<text:span text:style-name="T4">STOVE</text:span>';";</text:p>
      <text:p text:style-name="P7">}</text:p>
      <text:p text:style-name="P7"/>
      <text:p text:style-name="P7">//<text:span text:style-name="T4">Setta la Ventola in stato OFF</text:span></text:p>
      <text:p text:style-name="P7">if($id_req == '<text:span text:style-name="T4">10</text:span>') {</text:p>
      <text:p text:style-name="P7"><text:tab/>$sql = "UPDATE STATO_APP SET STATO = 0 WHERE APP='<text:span text:style-name="T4">FAN</text:span>';";</text:p>
      <text:p text:style-name="P7">}</text:p>
      <text:p text:style-name="P7">//<text:span text:style-name="T4">Setta la Ventola in stato ON</text:span></text:p>
      <text:p text:style-name="P7">if($id_req == '<text:span text:style-name="T4">1</text:span>1') {</text:p>
      <text:p text:style-name="P7"><text:tab/>$sql = "UPDATE STATO_APP SET STATO = 1 WHERE APP='<text:span text:style-name="T4">FAN</text:span>';";</text:p>
      <text:p text:style-name="P7">}</text:p>
      <text:p text:style-name="P7"/>
      <text:p text:style-name="P7"/>
      <text:p text:style-name="P7">$result = mysqli_query($link, $sql);</text:p>
      <text:p text:style-name="P7"/>
      <text:p text:style-name="P7">if (!$result) {</text:p>
      <text:p text:style-name="P7"><text:s text:c="4"/>echo "DB Error, could not query the database - &lt;br&gt;";</text:p>
      <text:p text:style-name="P7"><text:s text:c="4"/>echo 'MySQL Error: ' . mysqli_error($link);</text:p>
      <text:p text:style-name="P7"><text:s text:c="4"/>exit;</text:p>
      <text:p text:style-name="P7">}</text:p>
      <text:p text:style-name="P7"/>
      <text:p text:style-name="P7"/>
      <text:p text:style-name="P7">mysql_free_result($result);</text:p>
      <text:p text:style-name="P7"/>
      <text:p text:style-name="P7">?&gt;</text:p>
      <text:p text:style-name="P7"/>
      <text:p text:style-name="P36">Settaggi di <text:span text:style-name="T7">dei valori di riferimento di temperatura e umidità</text:span>:</text:p>
      <text:p text:style-name="P21"/>
      <text:p text:style-name="P22">I Settaggi di stato vanno in UPDATE</text:p>
      <text:p text:style-name="P22"/>
      <text:p text:style-name="P28"><text:a xlink:type="simple" xlink:href="http://localhost/iot/setPArRef.php?ref_temp=20&amp;ref_humy=80" text:style-name="Internet_20_link" text:visited-style-name="Visited_20_Internet_20_Link">http://localhost/iot/</text:a><text:a xlink:type="simple" xlink:href="http://localhost/iot/setPArRef.php?ref_temp=20&amp;ref_humy=80" text:style-name="Internet_20_link" text:visited-style-name="Visited_20_Internet_20_Link"><text:span text:style-name="T7">setPArRef</text:span></text:a><text:a xlink:type="simple" xlink:href="http://localhost/iot/setPArRef.php?ref_temp=20&amp;ref_humy=80" text:style-name="Internet_20_link" text:visited-style-name="Visited_20_Internet_20_Link">.php?</text:a><text:a xlink:type="simple" xlink:href="http://localhost/iot/setPArRef.php?ref_temp=20&amp;ref_humy=80" text:style-name="Internet_20_link" text:visited-style-name="Visited_20_Internet_20_Link"><text:span text:style-name="T8">ref_temp=20&amp;ref_humy=80</text:span></text:a></text:p>
      <text:p text:style-name="P28"/>
      <text:p text:style-name="P32">porre ‘N’ dove nonsono previste modifiche</text:p>
      <text:p text:style-name="P33"/>
      <text:p text:style-name="P33"/>
      <text:p text:style-name="P21"/>
      <text:p text:style-name="P8"><text:span text:style-name="T4">setParRef</text:span>.php</text:p>
      <text:p text:style-name="P8"/>
      <text:p text:style-name="P7">&lt;?php</text:p>
      <text:p text:style-name="P7">$ref_temp=$_GET['ref_temp'];</text:p>
      <text:p text:style-name="P7">$ref_humy=$_GET['ref_humy'];</text:p>
      <text:p text:style-name="P7"/>
      <text:p text:style-name="P7">//echo "ref_temp=" . $ref_temp . " - ref_humy=" . $ref_humy . "&lt;br&gt;";</text:p>
      <text:p text:style-name="P7"/>
      <text:p text:style-name="P7">$DB_HOST="localhost:3306";</text:p>
      <text:p text:style-name="P7">$DB_USER="root";</text:p>
      <text:p text:style-name="P7">$DB_PSW="root";</text:p>
      <text:p text:style-name="P7">$DB_NAME="iot";</text:p>
      <text:p text:style-name="P7"/>
      <text:p text:style-name="P7">//echo "Connessione a database attraverso mysql - &lt;br&gt;";</text:p>
      <text:p text:style-name="P7"/>
      <text:p text:style-name="P7">$link=mysqli_connect($DB_HOST, $DB_USER, $DB_PSW, $DB_NAME);</text:p>
      <text:p text:style-name="P7"/>
      <text:p text:style-name="P7">if (!$link) {</text:p>
      <text:p text:style-name="P7"><text:s text:c="4"/>echo "Could not connect to mysql";</text:p>
      <text:p text:style-name="P7"><text:s text:c="4"/>exit;</text:p>
      <text:p text:style-name="P7">}</text:p>
      <text:p text:style-name="P7"/>
      <text:p text:style-name="P7"/>
      <text:p text:style-name="P7">//echo 'Preparazione della query - &lt;br&gt;';</text:p>
      <text:p text:style-name="P7"/>
      <text:p text:style-name="P7">//Setta la temperatura di riferimento alla stufa</text:p>
      <text:p text:style-name="P7">if($ref_temp != 'N') {</text:p>
      <text:p text:style-name="P7"><text:tab/>$sql = "UPDATE STATO_APP SET TEMP_REF = '$ref_temp', TIMESTAMP = NOW() WHERE APP='STOVE';";</text:p>
      <text:p text:style-name="P7"><text:tab/>$result = mysqli_query($link, $sql);</text:p>
      <text:p text:style-name="P7"><text:tab/>if (!$result) {</text:p>
      <text:p text:style-name="P7"><text:s text:c="4"/><text:tab/><text:tab/>echo "DB Error, could not query the database - &lt;br&gt;";</text:p>
      <text:p text:style-name="P7"><text:s text:c="4"/><text:tab/><text:tab/>echo 'MySQL Error: ' . mysqli_error($link);</text:p>
      <text:p text:style-name="P7"><text:s text:c="4"/><text:tab/><text:tab/>exit;</text:p>
      <text:p text:style-name="P7"><text:tab/>}</text:p>
      <text:p text:style-name="P7">}</text:p>
      <text:p text:style-name="P7"/>
      <text:p text:style-name="P7">//Setta l’ umidita di riferimento alla ventola</text:p>
      <text:p text:style-name="P7">if($ref_humy != 'N') {</text:p>
      <text:p text:style-name="P7"><text:tab/>$sql = "UPDATE STATO_APP SET HUMY_REF = '$ref_humy', TIMESTAMP = NOW() WHERE APP='FAN';";</text:p>
      <text:p text:style-name="P7"><text:tab/>$result = mysqli_query($link, $sql);</text:p>
      <text:p text:style-name="P7"><text:tab/>if (!$result) {</text:p>
      <text:p text:style-name="P7"><text:s text:c="4"/><text:tab/><text:tab/>echo "DB Error, could not query the database - &lt;br&gt;";</text:p>
      <text:p text:style-name="P7"><text:s text:c="4"/><text:tab/><text:tab/>echo 'MySQL Error: ' . mysqli_error($link);</text:p>
      <text:p text:style-name="P7"><text:s text:c="4"/><text:tab/><text:tab/>exit;</text:p>
      <text:p text:style-name="P7"><text:tab/>}</text:p>
      <text:p text:style-name="P7">}</text:p>
      <text:p text:style-name="P7"/>
      <text:p text:style-name="P7">echo "200 OK";</text:p>
      <text:p text:style-name="P7"><text:soft-page-break/></text:p>
      <text:p text:style-name="P7">mysql_free_result($result);</text:p>
      <text:p text:style-name="P7">?&gt;</text:p>
      <text:p text:style-name="P7"/>
      <text:p text:style-name="P37">Settaggi di <text:span text:style-name="T7">dei valori di correnti di temperatura e umidità</text:span>:</text:p>
      <text:p text:style-name="P23"/>
      <text:p text:style-name="P23">I Settaggi di stato vanno in UPDATE</text:p>
      <text:p text:style-name="P23"/>
      <text:p text:style-name="P29"><text:a xlink:type="simple" xlink:href="http://localhost/iot/setPArRef.php?ref_temp=20&amp;ref_humy=80" text:style-name="Internet_20_link" text:visited-style-name="Visited_20_Internet_20_Link">http://localhost/iot/</text:a><text:a xlink:type="simple" xlink:href="http://localhost/iot/setPArRef.php?ref_temp=20&amp;ref_humy=80" text:style-name="Internet_20_link" text:visited-style-name="Visited_20_Internet_20_Link"><text:span text:style-name="T7">setP</text:span></text:a><text:span text:style-name="T7">arApp</text:span><text:a xlink:type="simple" xlink:href="http://localhost/iot/setPArRef.php?ref_temp=20&amp;ref_humy=80" text:style-name="Internet_20_link" text:visited-style-name="Visited_20_Internet_20_Link">.php?</text:a><text:a xlink:type="simple" xlink:href="http://localhost/iot/setPArRef.php?ref_temp=20&amp;ref_humy=80" text:style-name="Internet_20_link" text:visited-style-name="Visited_20_Internet_20_Link"><text:span text:style-name="T8">ref_temp=20&amp;ref_humy=80</text:span></text:a></text:p>
      <text:p text:style-name="P29"/>
      <text:p text:style-name="P9">porre ‘N’ dove nonsono previste modifiche</text:p>
      <text:p text:style-name="P9"/>
      <text:p text:style-name="P9">&lt;?php</text:p>
      <text:p text:style-name="P9">$app_temp=$_GET['app_temp'];</text:p>
      <text:p text:style-name="P9">$app_humy=$_GET['app_humy'];</text:p>
      <text:p text:style-name="P9"/>
      <text:p text:style-name="P9">//echo "ref_temp=" . $ref_temp . " - ref_humy=" . $ref_humy . "&lt;br&gt;";</text:p>
      <text:p text:style-name="P9"/>
      <text:p text:style-name="P9">$DB_HOST="localhost:3306";</text:p>
      <text:p text:style-name="P9">$DB_USER="root";</text:p>
      <text:p text:style-name="P9">$DB_PSW="root";</text:p>
      <text:p text:style-name="P9">$DB_NAME="iot";</text:p>
      <text:p text:style-name="P9"/>
      <text:p text:style-name="P9">//echo "Connessione a database attraverso mysql - &lt;br&gt;";</text:p>
      <text:p text:style-name="P9"/>
      <text:p text:style-name="P9">$link=mysqli_connect($DB_HOST, $DB_USER, $DB_PSW, $DB_NAME);</text:p>
      <text:p text:style-name="P9"/>
      <text:p text:style-name="P9">if (!$link) {</text:p>
      <text:p text:style-name="P9"><text:s text:c="4"/>echo "Could not connect to mysql";</text:p>
      <text:p text:style-name="P9"><text:s text:c="4"/>exit;</text:p>
      <text:p text:style-name="P9">}</text:p>
      <text:p text:style-name="P9"/>
      <text:p text:style-name="P9"/>
      <text:p text:style-name="P9">//echo 'Preparazione della query - &lt;br&gt;';</text:p>
      <text:p text:style-name="P9"/>
      <text:p text:style-name="P9">//Setta la temperatura di riferimento alla stufa</text:p>
      <text:p text:style-name="P9">if($ref_temp != 'N') {</text:p>
      <text:p text:style-name="P9"><text:tab/>$sql = "UPDATE STATO_APP SET TEMP = '$app_temp', TIMESTAMP = NOW() WHERE APP='STOVE';";</text:p>
      <text:p text:style-name="P9"><text:tab/>$result = mysqli_query($link, $sql);</text:p>
      <text:p text:style-name="P9"><text:tab/>if (!$result) {</text:p>
      <text:p text:style-name="P9"><text:s text:c="4"/><text:tab/><text:tab/>echo "DB Error, could not query the database - &lt;br&gt;";</text:p>
      <text:p text:style-name="P9"><text:s text:c="4"/><text:tab/><text:tab/>echo 'MySQL Error: ' . mysqli_error($link);</text:p>
      <text:p text:style-name="P9"><text:s text:c="4"/><text:tab/><text:tab/>exit;</text:p>
      <text:p text:style-name="P9"><text:tab/>}</text:p>
      <text:p text:style-name="P9">}</text:p>
      <text:p text:style-name="P9"/>
      <text:p text:style-name="P9">//Setta l’ umidita di riferimento alla ventola</text:p>
      <text:p text:style-name="P9">if($ref_humy != 'N') {</text:p>
      <text:p text:style-name="P9"><text:tab/>$sql = "UPDATE STATO_APP SET HUMY = '$app_humy', TIMESTAMP = NOW() WHERE APP='FAN';";</text:p>
      <text:p text:style-name="P9"><text:tab/>$result = mysqli_query($link, $sql);</text:p>
      <text:p text:style-name="P9"><text:tab/>if (!$result) {</text:p>
      <text:p text:style-name="P9"><text:s text:c="4"/><text:tab/><text:tab/>echo "DB Error, could not query the database - &lt;br&gt;";</text:p>
      <text:p text:style-name="P9"><text:s text:c="4"/><text:tab/><text:tab/>echo 'MySQL Error: ' . mysqli_error($link);</text:p>
      <text:p text:style-name="P9"><text:s text:c="4"/><text:tab/><text:tab/>exit;</text:p>
      <text:p text:style-name="P9"><text:tab/>}</text:p>
      <text:p text:style-name="P9">}</text:p>
      <text:p text:style-name="P9"/>
      <text:p text:style-name="P9">echo "04|";</text:p>
      <text:p text:style-name="P9"/>
      <text:p text:style-name="P9">mysql_free_result($result);</text:p>
      <text:p text:style-name="P9">?&gt;</text:p>
      <text:p text:style-name="P9"/>
      <text:p text:style-name="P9"/>
      <text:p text:style-name="P38">Gestione della funzione AUTO:</text:p>
      <text:p text:style-name="P10"/>
      <text:p text:style-name="P12">La funzione AUTO ha un campo su DB per ogni appliance <text:span text:style-name="T10">e può essere impostato solo dall’applicazione.</text:span></text:p>
      <text:p text:style-name="P12"/>
      <text:p text:style-name="P12">Ad intervalli regolari il Firmware legge il campo AUTO ed in base al suo valore <text:s/>assume il seguente comportamento:</text:p>
      <text:p text:style-name="P12"/>
      <text:p text:style-name="P12">Stufa</text:p>
      <text:p text:style-name="P10">1. Quando <text:span text:style-name="T9">TEMP_</text:span>A<text:span text:style-name="T9">UTO</text:span> è ON <text:span text:style-name="T9">(1)</text:span> il controllo de<text:span text:style-name="T9">lla stufa</text:span> è dato dal firmware</text:p>
      <text:p text:style-name="P10"><text:tab/>1.1<text:tab/>Il Firmware avvia la stufa quando la temperatura ambiente è minore della temperatura di riferimento <text:span text:style-name="T9">ponendo lo stato della stessa a ON (1) sul DB</text:span></text:p>
      <text:p text:style-name="P11">1.<text:span text:style-name="T9">2</text:span><text:tab/>Il Firmware spegne la stufa quando la temperatura ambiente è maggiore della temperatura di riferimento <text:span text:style-name="T9">ponendo lo stato della stessa a OFF (0) sul DB</text:span></text:p>
      <text:p text:style-name="P12">2. Quando TEMP_AUTO è OFF (0) il controllo della stufa è manuale, quindi dall’applicazione ed il firmware obbedisce solo allo stato imposto sul DB dall’app</text:p>
      <text:p text:style-name="P11"/>
      <text:p text:style-name="P12">Ventola</text:p>
      <text:p text:style-name="P11">1. Quando <text:span text:style-name="T9">HUMY_</text:span>A<text:span text:style-name="T9">UTO</text:span> è ON <text:span text:style-name="T9">(1)</text:span> il controllo de<text:span text:style-name="T9">lla ventola</text:span> è dato dal firmware</text:p>
      <text:p text:style-name="P11"><text:tab/><text:span text:style-name="T9">1.1</text:span><text:tab/>Il Firmware avvia la Ventola quando l’umidità ambiente è maggiore della temperatura di riferimento <text:span text:style-name="T9">ponendo lo stato della stessa a ON (1) sul DB</text:span></text:p>
      <text:p text:style-name="P11"><text:span text:style-name="T9"><text:tab/>1.2</text:span><text:tab/>Il Firmware spegne la Ventola quando l’umidità ambiente è minore della temperatura di riferimento <text:span text:style-name="T9">ponendo lo stato della stessa a OFF (0) sul DB</text:span></text:p>
      <text:p text:style-name="P12">2. Quando HUMY_AUTO è OFF (0) il controllo della ventola è manuale, quindi dall’applicazione ed il firmware obbedisce solo allo stato imposto sul DB dall’app</text:p>
      <text:p text:style-name="P12"/>
      <text:p text:style-name="P13">Lato Applicazione:</text:p>
      <text:p text:style-name="P13">Alla modifica del flag AUTO viene aggiornato il DB.</text:p>
      <text:p text:style-name="P13">L’applicazione ad intervalli regolari legge il DB e riporta gli stati dei due apparati.</text:p>
      <text:p text:style-name="P13">A richiesta viene effettuata lettura dei parametri climatici dell’ambiente (Temp ed Humy).</text:p>
      <text:p text:style-name="P13">Attraverso schermata apposita è resa possibile la modifica dei parametri climatici di riferimento.</text:p>
      <text:p text:style-name="P11"/>
      <text:p text:style-name="P11"/>
      <text:p text:style-name="P14">Test Funzionamento AUTO</text:p>
      <text:p text:style-name="P14"/>
      <text:p text:style-name="P16">Ventola:</text:p>
      <text:p text:style-name="P14">Humy Ref <text:s text:c="6"/>= 50%</text:p>
      <text:p text:style-name="P14">Humy <text:s text:c="10"/>= 60%</text:p>
      <text:p text:style-name="P14">chkVentolaAuto = <text:span text:style-name="T11">ON</text:span></text:p>
      <text:p text:style-name="P14"/>
      <text:p text:style-name="P15">Atteso:</text:p>
      <text:p text:style-name="P15"/>
      <text:p text:style-name="P16">Ventola Stato: <text:s text:c="2"/>ON</text:p>
      <text:p text:style-name="P14">btnVentolaStart: Not Visible</text:p>
      <text:p text:style-name="P14">btnVentolaStop: <text:s/>Not Visible</text:p>
      <text:p text:style-name="P16">btnVentolaAuto: <text:s/>Visible</text:p>
      <text:p text:style-name="P16">imgVentolaOn: <text:s text:c="3"/>Visible</text:p>
      <text:p text:style-name="P14">imgVentolaOn: <text:s text:c="3"/>Not Visible</text:p>
      <text:p text:style-name="P35"/>
      <text:p text:style-name="P2"/>
      <text:p text:style-name="P2"/>
      <text:p text:style-name="P2">Schema Database:</text:p>
      <text:p text:style-name="P2"/>
      <text:p text:style-name="P17">MariaDB [iot]&gt; select * from STATO_APP;</text:p>
      <text:p text:style-name="P17">+------+-------+-------+-------+----------+-------+----------+---------------------+</text:p>
      <text:p text:style-name="P17">| ID <text:s text:c="2"/>| APP <text:s text:c="2"/>| STATO | TEMP <text:s/>| TEMP_REF | HUMY <text:s/>| HUMY_REF | TIMESTAMP <text:s text:c="10"/>|</text:p>
      <text:p text:style-name="P17">+------+-------+-------+-------+----------+-------+----------+---------------------+</text:p>
      <text:p text:style-name="P17">| <text:s text:c="3"/>1 | STOVE | <text:s text:c="4"/>0 | 21.30 | 26 <text:s text:c="6"/>| <text:s text:c="6"/>| <text:s text:c="9"/>| 2019-02-06 18:43:25 |</text:p>
      <text:p text:style-name="P17">| <text:s text:c="3"/>2 | FAN <text:s text:c="2"/>| <text:s text:c="4"/>0 | <text:s text:c="6"/>| <text:s text:c="9"/>| 55.36 | 57 <text:s text:c="6"/>| 2019-02-06 18:43:25 |</text:p>
      <text:p text:style-name="P17">+------+-------+-------+-------+----------+-------+----------+---------------------+</text:p>
      <text:p text:style-name="P17"/>
      <text:p text:style-name="P17"/>
      <text:p text:style-name="P17"/>
      <text:p text:style-name="Text_20_body">Il Client Appliance:</text:p>
      <text:p text:style-name="P39">Il client Appliance deve:</text:p>
      <text:p text:style-name="P39">1. Leggere il suo stato per verificare se è in modalità AUTO o MANUALE</text:p>
      <text:p text:style-name="P39"><text:tab/>Se è in modalità AUTO accende o spegne l’appliances in base al valore corrente e di riferimento impostato</text:p>
      <text:p text:style-name="P39"><text:tab/>Se è in modalità MANUALE non effettua nessuna operazione di confronto con la temperatura di riferimento, ma aceende o spegne l’appliance in base allo stato impostato</text:p>
      <text:p text:style-name="P39">2. Scrivere sul DB I valori di temperatura ed umidit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7:24:47.657584132</meta:creation-date>
    <dc:date>2019-02-11T12:30:08.203644951</dc:date>
    <meta:editing-duration>PT6H51M52S</meta:editing-duration>
    <meta:editing-cycles>27</meta:editing-cycles>
    <meta:generator>LibreOffice/6.0.6.2$Linux_X86_64 LibreOffice_project/00$Build-2</meta:generator>
    <meta:document-statistic meta:table-count="0" meta:image-count="0" meta:object-count="0" meta:page-count="8" meta:paragraph-count="223" meta:word-count="1164" meta:character-count="8375" meta:non-whitespace-character-count="7196"/>
  </office:meta>
</office:document-meta>
</file>